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 и добавление товара в корзину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 и удостовериться, что товар успешно добавлен в корзину после входа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 или выполнить submit для отправки данных формы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Найти кнопку "Add to Cart" для товара с ID 'add-to-cart-sauce-labs-backpack' и кликнуть на нее.</text:p>
      <text:p text:style-name="Standard">8. Подождать 3 секунды (используя time.sleep) для завершения анимации или обработки событий.</text:p>
      <text:p text:style-name="Standard">9. Найти элемент корзины с классом 'shopping_cart_badge'.</text:p>
      <text:p text:style-name="Standard">10. Проверить, что текст элемента корзины равен '1', что указывает на успешное добавление товара в корзину.</text:p>
      <text:p text:style-name="Standard"/>
      <text:p text:style-name="Standard"><text:span text:style-name="T1">Ожидаемый результат:</text:span> </text:p>
      <text:p text:style-name="Standard">- После выполнения шагов 1-10 учетные данные успешно используются для входа в систему, и на странице 'https://www.saucedemo.com/inventory.html' отображается корзина с одним товаром.</text:p>
      <text:p text:style-name="Standard"/>
      <text:p text:style-name="Standard"><text:span text:style-name="T1">Завершение:</text:span>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04:11.778000000</dc:date>
    <meta:editing-duration>PT50S</meta:editing-duration>
    <meta:editing-cycles>1</meta:editing-cycles>
    <meta:document-statistic meta:table-count="0" meta:image-count="0" meta:object-count="0" meta:page-count="1" meta:paragraph-count="17" meta:word-count="178" meta:character-count="1365" meta:non-whitespace-character-count="1202"/>
    <meta:generator>LibreOffice/7.4.5.1$Windows_X86_64 LibreOffice_project/9c0871452b3918c1019dde9bfac75448afc4b57f</meta:generator>
  </office:meta>
</office:document-meta>
</file>